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294652931879DE880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75cm" svg:height="15.999cm" svg:x="1.141cm" svg:y="0.983cm">
          <draw:image xlink:href="Pictures/10000000000002B300000294652931879DE880F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29T14:44:21.639081141</dc:date>
    <meta:editing-cycles>31</meta:editing-cycles>
    <meta:editing-duration>PT1H23M46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